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us1" svg:font-family="Andalu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.102cm" fo:margin-bottom="0.102cm" fo:text-align="justify" style:justify-single-word="false" fo:text-indent="0cm" style:auto-text-indent="false"/>
      <style:text-properties style:font-name="Arial"/>
    </style:style>
    <style:style style:name="P2" style:family="paragraph" style:parent-style-name="Text_20_body" style:list-style-name="L1">
      <style:paragraph-properties fo:margin-left="0cm" fo:margin-right="0cm" fo:margin-top="0.102cm" fo:margin-bottom="0.102cm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name-complex="Andalus1" style:font-size-complex="12pt" style:font-weight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List_20_Paragraph" style:list-style-name="L1">
      <style:text-properties style:font-name="Arial"/>
    </style:style>
    <style:style style:name="P5" style:family="paragraph" style:parent-style-name="List_20_Paragraph" style:list-style-name="L1">
      <style:paragraph-properties fo:margin-top="0.102cm" fo:margin-bottom="0.102cm" fo:text-align="justify" style:justify-single-word="false"/>
      <style:text-properties style:font-name="Arial" fo:font-size="12pt" fo:font-weight="bold" style:font-size-asian="12pt" style:font-weight-asian="bold" style:font-name-complex="Andalus1" style:font-size-complex="12pt" style:font-weight-complex="bold"/>
    </style:style>
    <style:style style:name="P6" style:family="paragraph" style:parent-style-name="List_20_Paragraph" style:list-style-name="L1">
      <style:paragraph-properties fo:margin-left="0cm" fo:margin-right="0cm" fo:margin-top="0.102cm" fo:margin-bottom="0.102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7" style:family="paragraph" style:parent-style-name="List_20_Paragraph" style:list-style-name="L1">
      <style:paragraph-properties fo:margin-left="0cm" fo:margin-right="0cm" fo:margin-top="0.102cm" fo:margin-bottom="0.102cm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name-complex="Andalus1" style:font-size-complex="12pt" style:font-weight-complex="normal"/>
    </style:style>
    <style:style style:name="P8" style:family="paragraph" style:parent-style-name="List_20_Paragraph" style:list-style-name="L1">
      <style:paragraph-properties fo:margin-left="0cm" fo:margin-right="0cm" fo:margin-top="0.102cm" fo:margin-bottom="0.102cm" fo:text-align="justify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9" style:family="paragraph" style:parent-style-name="List_20_Paragraph">
      <style:paragraph-properties fo:margin-left="0cm" fo:margin-right="0cm" fo:margin-top="0.102cm" fo:margin-bottom="0.102cm" fo:text-align="justify" style:justify-single-word="false" fo:text-indent="0cm" style:auto-text-indent="false"/>
      <style:text-properties style:font-name="Andalus" fo:font-size="12pt" style:font-size-asian="12pt" style:font-name-complex="Andalus1" style:font-size-complex="12pt"/>
    </style:style>
    <style:style style:name="P10" style:family="paragraph">
      <style:paragraph-properties fo:margin-left="0cm" fo:margin-right="0cm" fo:text-indent="0cm" style:auto-text-indent="false"/>
      <style:text-properties style:font-name="Arial"/>
    </style:style>
    <style:style style:name="P11" style:family="paragraph" style:list-style-name="L1">
      <style:text-properties style:font-name="Arial" fo:font-weight="bold" style:font-weight-asian="bold" style:font-weight-complex="bold"/>
    </style:style>
    <style:style style:name="T1" style:family="text">
      <style:text-properties style:font-name-complex="Andalus1"/>
    </style:style>
    <style:style style:name="T2" style:family="text">
      <style:text-properties fo:font-size="12pt" style:font-size-asian="12pt" style:font-name-complex="Andalus1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ndalus" style:font-name-complex="Andalus1"/>
    </style:style>
    <style:style style:name="T5" style:family="text">
      <style:text-properties style:font-name="Andalus" fo:font-size="12pt" style:font-size-asian="12pt" style:font-name-complex="Andalus1" style:font-size-complex="12pt"/>
    </style:style>
    <style:style style:name="T6" style:family="text">
      <style:text-properties fo:color="#cccccc" fo:font-weight="normal" fo:background-color="#1f1f1f" style:font-name-complex="Andalus1"/>
    </style:style>
    <style:style style:name="T7" style:family="text">
      <style:text-properties fo:color="#cccccc" fo:font-size="12pt" fo:font-weight="normal" fo:background-color="#1f1f1f" style:font-size-asian="12pt" style:font-name-complex="Andalus1" style:font-size-complex="12pt"/>
    </style:style>
    <style:style style:name="T8" style:family="text">
      <style:text-properties fo:color="#cccccc" fo:font-size="10.5pt" fo:font-weight="normal" fo:background-color="#1f1f1f" style:font-name-complex="Andalus1"/>
    </style:style>
    <style:style style:name="T9" style:family="text">
      <style:text-properties fo:color="#569cd6" fo:font-weight="bold"/>
    </style:style>
    <style:style style:name="T10" style:family="text">
      <style:text-properties fo:color="#569cd6" fo:font-weight="bold" style:font-name-complex="Andalus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1134155048015413" text:style-name="L1">
        <text:list-item>
          <text:p text:style-name="P5">¿Qué equipo de fútbol ha decidido emplear un sistema ERP para su gestión?</text:p>
          <text:p text:style-name="P7">El Levante Unión Deportiva ha decidido emplear un sistema ERP para su gestión </text:p>
        </text:list-item>
        <text:list-item>
          <text:p text:style-name="P5">¿Qué software eligió esta empresa para la implementación de su sistema de información?</text:p>
          <text:p text:style-name="P7">El club eligió el software Sage X3 para la implementación de su sistema de información</text:p>
        </text:list-item>
        <text:list-item>
          <text:p text:style-name="P5">¿Qué papel tiene la empresa Intersoft en esta historia?</text:p>
          <text:p text:style-name="P7">Intersoft es el partner de Sage que se encargó de la implementación del ERP en el Levante UD</text:p>
        </text:list-item>
        <text:list-item>
          <text:p text:style-name="P5">¿Qué módulos del ERP fueron adquiridos por el club de fútbol?</text:p>
          <text:p text:style-name="P7">El club de fútbol adquirió los módulos de finanzas, compras, ventas, TPV (Terminal Punto de Venta) y BI (Business Intelligence)</text:p>
        </text:list-item>
        <text:list-item>
          <text:p text:style-name="P5">¿Cuántos usuarios hacen uso del sistema y qué tareas realizan?</text:p>
          <text:p text:style-name="P7">Aproximadamente 50 usuarios utilizan el sistema para realizar tareas como contabilidad, facturación, gestión de compras y ventas, y análisis de datos </text:p>
        </text:list-item>
        <text:list-item>
          <text:p text:style-name="P5">¿Qué beneficios ha aportado este ERP en el área financiera a la empresa?</text:p>
          <text:p text:style-name="P2">Mayor control y seguimiento de los presupuestos</text:p>
          <text:p text:style-name="P1">Mejora en la gestión de tesorería</text:p>
          <text:p text:style-name="P1">Automatización de procesos contables</text:p>
          <text:p text:style-name="P1">Generación de informes financieros más precisos y rápidos</text:p>
        </text:list-item>
        <text:list-item>
          <text:p text:style-name="P5">¿Qué beneficios ha aportado el módulo TPV a la empresa?</text:p>
          <text:p text:style-name="P2">Mejora en la gestión de las tiendas del club</text:p>
          <text:p text:style-name="P1">Control en tiempo real de las ventas</text:p>
          <text:p text:style-name="P1">Optimización del inventario</text:p>
          <text:p text:style-name="P1">Análisis detallado de las ventas por producto y temporada </text:p>
        </text:list-item>
        <text:list-item>
          <text:p text:style-name="P5">¿Qué beneficios ha aportado el módulo BI a la dirección de la empresa?</text:p>
          <text:p text:style-name="P2">Acceso a información en tiempo real</text:p>
          <text:p text:style-name="P1">Capacidad de análisis multidimensional</text:p>
          <text:p text:style-name="P1">Mejora en la toma de decisiones estratégicas</text:p>
          <text:p text:style-name="P1">Visualización de KPIs relevantes para el negocio </text:p>
        </text:list-item>
        <text:list-item>
          <text:p text:style-name="P5">Infórmate sobre la empresa que ha creado el software del que se habla en el artículo.</text:p>
          <text:p text:style-name="P7">Sage es una empresa multinacional de software empresarial, especializada en soluciones de gestión para pequeñas, medianas y grandes empresas</text:p>
        </text:list-item>
        <text:list-item>
          <text:p text:style-name="P5">¿Quiénes son SAGE y cuántos empleados tienen en España?</text:p>
          <text:p text:style-name="P7">Sage es una empresa global de software empresarial con aproximadamente 1,000 empleados en España</text:p>
        </text:list-item>
        <text:list-item>
          <text:p text:style-name="P5">¿En qué divisiones se reparte su negocio?</text:p>
          <text:p text:style-name="P7">El negocio de Sage se divide en tres principales divisiones:</text:p>
          <text:p text:style-name="P8">Soluciones para microempresas</text:p>
          <text:p text:style-name="P8">Soluciones para pequeñas y medianas empresas</text:p>
          <text:p text:style-name="P7">Soluciones para medianas y grandes empresa</text:p>
        </text:list-item>
        <text:list-item>
          <text:p text:style-name="P5">¿Qué software comercializa para microempresas?</text:p>
          <text:p text:style-name="P7">Para microempresas, Sage comercializa software como Sage 50cloud y Sage Contabilidad </text:p>
        </text:list-item>
        <text:list-item>
          <text:p text:style-name="P5"><text:soft-page-break/>¿Qué software comercializa para medianas y grandes empresas?</text:p>
          <text:p text:style-name="P6">Para medianas y grandes empresas, Sage comercializa soluciones como Sage X3 y Sage Enterprise Management</text:p>
          <text:p text:style-name="P6"/>
        </text:list-item>
        <text:list-item text:start-value="1">
          <text:p>¿Qué sistemas o sistemas ha implantado?</text:p>
        </text:list-item>
      </text:list>
      <text:p text:style-name="P3">Han implantado Microsoft Dynamics NAV y LS Retail, un ERP y una solución de gestión para unificar sus procesos de venta y gestión financiera.</text:p>
      <text:list xml:id="list29673693" text:continue-numbering="true" text:style-name="L1">
        <text:list-item>
          <text:p>¿Cuál fue la razón por la que tomaron la decisión de implantar este tipo de sistemas?</text:p>
        </text:list-item>
      </text:list>
      <text:p text:style-name="P3">Decidió implantar estos sistemas porque necesitaba una herramienta de gestión integral y moderna que le permitiera optimizar sus recursos y mejorar la coordinación entre los diferentes departamentos. Antes de la implementación, usaban diversas herramientas desconectadas, lo que generaba duplicidad de información y complicaba la gestión.</text:p>
      <text:list xml:id="list29667286" text:continue-numbering="true" text:style-name="L1">
        <text:list-item>
          <text:p>Informate sobre ellas ¿ Qué son? ¿Qué objetivos tienen?</text:p>
        </text:list-item>
      </text:list>
      <text:p text:style-name="P3"><text:span text:style-name="T3">Microsoft Dynamics NAV:</text:span> Es un sistema de planificación de recursos empresariales (ERP) que permite gestionar todas las áreas financieras y operativas de una empresa en una sola plataforma.</text:p>
      <text:p text:style-name="P3"><text:span text:style-name="T3">LS Retail:</text:span> Es una solución para gestionar múltiples canales de venta, integrando las operaciones de tiendas físicas y online, lo que permite una estrategia omnicanal.</text:p>
      <text:p text:style-name="P3"/>
      <text:p text:style-name="P3">Ambos sistemas tienen como objetivo unificar los procesos de venta, mejorar la gestión económico-financiera y optimizar la toma de decisiones en el club.</text:p>
      <text:list xml:id="list29651490" text:continue-numbering="true" text:style-name="L1">
        <text:list-item>
          <text:p>¿Qué función tiene prodware?</text:p>
        </text:list-item>
      </text:list>
      <text:p text:style-name="P3">Prodware fue el socio tecnológico encargado de la implementación de estos sistemas. Proporcionaron soluciones específicas para las necesidades del club, y su experiencia en el sector deportivo fue clave. Además, ofrecieron soporte técnico y mantenimiento.</text:p>
      <text:list xml:id="list29670663" text:continue-numbering="true" text:style-name="L1">
        <text:list-item>
          <text:p text:style-name="P4"><text:span text:style-name="T3">¿Qué resultados obtuvieron?</text:span></text:p>
        </text:list-item>
      </text:list>
      <text:p>Los resultados de la implementación fueron positivos: el club logró un mayor control sobre el negocio, optimización de recursos, mejor comunicación interna y una gestión más eficiente de sus operaciones. Además, la integración de los canales de venta con LS Retail mejoró la coordinación entre la tienda física y onlin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us1" svg:font-family="Andalu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15-11m </meta:initial-creator>
    <meta:creation-date>2024-09-11T09:07:38.45</meta:creation-date>
    <dc:date>2024-09-11T09:40:37.14</dc:date>
    <dc:creator>b15-11m </dc:creator>
    <meta:editing-duration>PT16M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50" meta:word-count="671" meta:character-count="4293"/>
  </office:meta>
</office:document-meta>
</file>